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25mm"/>
    </style:style>
    <style:style style:name="co2" style:family="table-column">
      <style:table-column-properties fo:break-before="auto" style:column-width="23.3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4" style:family="table-cell" style:parent-style-name="Default">
      <style:table-cell-properties fo:background-color="transparent"/>
      <style:text-properties style:font-name="Liberation Seri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dafon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honeNumbe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ccid</text:p>
          </table:table-cell>
          <table:table-cell office:value-type="string" calcext:value-type="string">
            <text:p>ea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u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dafoneA1</text:p>
          </table:table-cell>
          <table:table-cell office:value-type="float" office:value="3461841212" calcext:value-type="float">
            <text:p>3461841212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2</text:p>
          </table:table-cell>
          <table:table-cell office:value-type="float" office:value="3404659984" calcext:value-type="float">
            <text:p>3404659984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3</text:p>
          </table:table-cell>
          <table:table-cell office:value-type="float" office:value="3428589237" calcext:value-type="float">
            <text:p>3428589237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4</text:p>
          </table:table-cell>
          <table:table-cell table:style-name="ce4" office:value-type="float" office:value="3426677218" calcext:value-type="float">
            <text:p>3426677218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5</text:p>
          </table:table-cell>
          <table:table-cell office:value-type="float" office:value="3429506939" calcext:value-type="float">
            <text:p>3429506939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6</text:p>
          </table:table-cell>
          <table:table-cell office:value-type="float" office:value="3404257068" calcext:value-type="float">
            <text:p>3404257068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7</text:p>
          </table:table-cell>
          <table:table-cell office:value-type="float" office:value="3426579418" calcext:value-type="float">
            <text:p>3426579418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8</text:p>
          </table:table-cell>
          <table:table-cell office:value-type="float" office:value="3475559493" calcext:value-type="float">
            <text:p>3475559493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16">
          <table:table-cell/>
          <table:table-cell table:style-name="ce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dafone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honeNumbe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ccid</text:p>
          </table:table-cell>
          <table:table-cell office:value-type="string" calcext:value-type="string">
            <text:p>ea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u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dafoneA1</text:p>
          </table:table-cell>
          <table:table-cell office:value-type="float" office:value="3461841212" calcext:value-type="float">
            <text:p>3461841212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2</text:p>
          </table:table-cell>
          <table:table-cell office:value-type="float" office:value="3404659984" calcext:value-type="float">
            <text:p>3404659984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3</text:p>
          </table:table-cell>
          <table:table-cell office:value-type="float" office:value="3428589237" calcext:value-type="float">
            <text:p>3428589237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4</text:p>
          </table:table-cell>
          <table:table-cell table:style-name="ce4" office:value-type="float" office:value="3426677218" calcext:value-type="float">
            <text:p>3426677218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5</text:p>
          </table:table-cell>
          <table:table-cell office:value-type="float" office:value="3429506939" calcext:value-type="float">
            <text:p>3429506939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6</text:p>
          </table:table-cell>
          <table:table-cell office:value-type="float" office:value="3404257068" calcext:value-type="float">
            <text:p>3404257068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7</text:p>
          </table:table-cell>
          <table:table-cell office:value-type="float" office:value="3426579418" calcext:value-type="float">
            <text:p>3426579418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8</text:p>
          </table:table-cell>
          <table:table-cell office:value-type="float" office:value="3475559493" calcext:value-type="float">
            <text:p>3475559493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16">
          <table:table-cell/>
          <table:table-cell table:style-name="ce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7:21:29.87936717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7T14:57:47.418573891</meta:creation-date>
    <dc:date>2021-03-19T17:26:09.283021769</dc:date>
    <meta:editing-duration>PT4H6M5S</meta:editing-duration>
    <meta:editing-cycles>20</meta:editing-cycles>
    <meta:generator>LibreOffice/6.0.7.3$Linux_X86_64 LibreOffice_project/00m0$Build-3</meta:generator>
    <meta:document-statistic meta:table-count="2" meta:cell-count="62" meta:object-count="0"/>
  </office:meta>
</office:document-meta>
</file>